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T1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7.6cm" svg:y="2.2cm" svg:viewBox="0 0 800 0" svg:d="M0 0c200 0 600 0 800 0">
            <text:p/>
          </draw:path>
          <draw:path draw:style-name="gr1" draw:text-style-name="P1" draw:layer="layout" svg:width="0.799cm" svg:height="0cm" svg:x="7.6cm" svg:y="1.8cm" svg:viewBox="0 0 800 0" svg:d="M0 0c200 0 600 0 800 0">
            <text:p/>
          </draw:path>
          <draw:path draw:style-name="gr1" draw:text-style-name="P1" draw:layer="layout" svg:width="0cm" svg:height="0.799cm" svg:x="8cm" svg:y="1cm" svg:viewBox="0 0 0 800" svg:d="M0 0c0 267 0 533 0 800">
            <text:p/>
          </draw:path>
          <draw:path draw:style-name="gr1" draw:text-style-name="P1" draw:layer="layout" svg:width="0cm" svg:height="0.799cm" svg:x="8cm" svg:y="2.2cm" svg:viewBox="0 0 0 800" svg:d="M0 0c0 267 0 533 0 800">
            <text:p/>
          </draw:path>
        </draw:g>
        <draw:g>
          <draw:line draw:style-name="gr2" draw:text-style-name="P1" draw:layer="layout" svg:x1="7cm" svg:y1="1cm" svg:x2="7cm" svg:y2="1.4cm">
            <text:p/>
          </draw:line>
          <draw:line draw:style-name="gr2" draw:text-style-name="P1" draw:layer="layout" svg:x1="7cm" svg:y1="1.4cm" svg:x2="6.8cm" svg:y2="1.5cm">
            <text:p/>
          </draw:line>
          <draw:line draw:style-name="gr2" draw:text-style-name="P1" draw:layer="layout" svg:x1="7.2cm" svg:y1="1.7cm" svg:x2="6.8cm" svg:y2="1.5cm">
            <text:p/>
          </draw:line>
          <draw:line draw:style-name="gr2" draw:text-style-name="P1" draw:layer="layout" svg:x1="7.2cm" svg:y1="1.7cm" svg:x2="6.8cm" svg:y2="1.9cm">
            <text:p/>
          </draw:line>
          <draw:line draw:style-name="gr2" draw:text-style-name="P1" draw:layer="layout" svg:x1="7.2cm" svg:y1="2.1cm" svg:x2="6.8cm" svg:y2="1.9cm">
            <text:p/>
          </draw:line>
          <draw:line draw:style-name="gr2" draw:text-style-name="P1" draw:layer="layout" svg:x1="7.2cm" svg:y1="2.1cm" svg:x2="6.8cm" svg:y2="2.3cm">
            <text:p/>
          </draw:line>
          <draw:line draw:style-name="gr2" draw:text-style-name="P1" draw:layer="layout" svg:x1="7.2cm" svg:y1="2.5cm" svg:x2="6.8cm" svg:y2="2.3cm">
            <text:p/>
          </draw:line>
          <draw:line draw:style-name="gr2" draw:text-style-name="P1" draw:layer="layout" svg:x1="7.2cm" svg:y1="2.5cm" svg:x2="7cm" svg:y2="2.6cm">
            <text:p/>
          </draw:line>
          <draw:line draw:style-name="gr2" draw:text-style-name="P1" draw:layer="layout" svg:x1="7cm" svg:y1="2.6cm" svg:x2="7cm" svg:y2="3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4cm" svg:y1="6cm" svg:x2="4.4cm" svg:y2="6cm">
            <text:p/>
          </draw:line>
          <draw:line draw:style-name="gr6" draw:text-style-name="P2" draw:layer="layout" svg:x1="5.6cm" svg:y1="6cm" svg:x2="6cm" svg:y2="6cm">
            <text:p/>
          </draw:line>
          <draw:ellipse draw:style-name="gr7" draw:text-style-name="P2" draw:layer="layout" svg:width="0.3cm" svg:height="0.6cm" draw:transform="rotate (-3.14159265358979) translate (4.7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3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6cm 6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4.575cm 5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6cm" svg:y1="5cm" svg:x2="5.277cm" svg:y2="5cm">
              <text:p/>
            </draw:line>
            <draw:line draw:style-name="gr4" draw:text-style-name="P1" draw:layer="layout" svg:x1="4.714cm" svg:y1="5cm" svg:x2="4cm" svg:y2="5cm">
              <text:p/>
            </draw:line>
            <draw:custom-shape draw:style-name="gr9" draw:text-style-name="P5" draw:layer="layout" svg:width="2cm" svg:height="1cm" svg:x="4cm" svg:y="4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4.6cm" svg:y1="2.3cm" svg:x2="5.4cm" svg:y2="2.3cm">
            <text:p/>
          </draw:line>
          <draw:line draw:style-name="gr4" draw:text-style-name="P1" draw:layer="layout" svg:x1="4.7cm" svg:y1="2.5cm" svg:x2="5.3cm" svg:y2="2.5cm">
            <text:p/>
          </draw:line>
          <draw:line draw:style-name="gr4" draw:text-style-name="P1" draw:layer="layout" svg:x1="4.8cm" svg:y1="2.7cm" svg:x2="5.2cm" svg:y2="2.7cm">
            <text:p/>
          </draw:line>
          <draw:line draw:style-name="gr4" draw:text-style-name="P1" draw:layer="layout" svg:x1="5cm" svg:y1="2.3cm" svg:x2="5cm" svg:y2="2cm">
            <text:p/>
          </draw:line>
        </draw:g>
        <draw:g>
          <draw:line draw:style-name="gr4" draw:text-style-name="P1" draw:layer="layout" svg:x1="7.4cm" svg:y1="4.5cm" svg:x2="7.4cm" svg:y2="5.5cm">
            <text:p/>
          </draw:line>
          <draw:line draw:style-name="gr4" draw:text-style-name="P1" draw:layer="layout" svg:x1="7.6cm" svg:y1="4.3cm" svg:x2="7.6cm" svg:y2="4.7cm">
            <text:p/>
          </draw:line>
          <draw:line draw:style-name="gr4" draw:text-style-name="P1" draw:layer="layout" svg:x1="7.6cm" svg:y1="4.8cm" svg:x2="7.6cm" svg:y2="5.2cm">
            <text:p/>
          </draw:line>
          <draw:line draw:style-name="gr4" draw:text-style-name="P1" draw:layer="layout" svg:x1="7.6cm" svg:y1="5.3cm" svg:x2="7.6cm" svg:y2="5.7cm">
            <text:p/>
          </draw:line>
          <draw:line draw:style-name="gr4" draw:text-style-name="P1" draw:layer="layout" svg:x1="7.6cm" svg:y1="5.5cm" svg:x2="8cm" svg:y2="5.5cm">
            <text:p/>
          </draw:line>
          <draw:line draw:style-name="gr4" draw:text-style-name="P1" draw:layer="layout" svg:x1="7.6cm" svg:y1="5cm" svg:x2="8cm" svg:y2="5cm">
            <text:p/>
          </draw:line>
          <draw:line draw:style-name="gr4" draw:text-style-name="P1" draw:layer="layout" svg:x1="8cm" svg:y1="6cm" svg:x2="8cm" svg:y2="5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4cm">
            <text:p/>
          </draw:line>
          <draw:line draw:style-name="gr4" draw:text-style-name="P1" draw:layer="layout" svg:x1="7cm" svg:y1="5.5cm" svg:x2="7.4cm" svg:y2="5.5cm">
            <text:p/>
          </draw:line>
          <draw:custom-shape draw:style-name="gr10" draw:text-style-name="P6" draw:layer="layout" svg:width="0.2cm" svg:height="0.2cm" draw:transform="rotate (1.5707963267949) translate (7.7cm 5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2-16T17:35:58.329000000</dc:date>
    <meta:editing-duration>PT4H22M57S</meta:editing-duration>
    <meta:editing-cycles>10</meta:editing-cycles>
    <meta:generator>LibreOffice/7.0.0.3$Windows_X86_64 LibreOffice_project/8061b3e9204bef6b321a21033174034a5e2ea88e</meta:generator>
    <meta:document-statistic meta:object-count="58"/>
  </office:meta>
</office:document-meta>
</file>